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list-style-name="L1">
      <style:text-properties style:text-underline-style="non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clusiones</text:p>
      <text:p text:style-name="Standard"/>
      <text:list text:style-name="L1">
        <text:list-item>
          <text:p>Las escrituras registran las mejoras previstas, ya que nuestras optimizaciones están pensadas fundamentalmente para reducir la sobrecarga de las operaciones de escritura, en las que se obtuvieron muy buenas ganancias es en la escritura secuencial de archivos, siendo estas de almenos un 15% para bloques de 1k y, de al menos un 27% para bloques de 4k. Se puede notar aquí que influye el tamaño de bloque al permitir mayores ganancias con mayores tamaños de bloques.</text:p>
        </text:list-item>
        <text:list-item>
          <text:p>Por otro lado, la optimización orientada a las lecturas no permite obtener los resultados esperados. De hecho en cuanto a las lecturas, se registraron extrañas variabilidades en las relaciones entre los valores optimizados y los que no lo han sido.</text:p>
          <text:p>Una razón probable por la cual la eliminación del <text:span text:style-name="T1">acces time</text:span> no produce mejoras considerables, es que este parámetro es utilizado por el mecanismo de caching del sistema de archivo, y al eliminar su actualización, el algoritmo que decide que páginas mantener en la cache de acuerdo a cuales se acceden con mayor frecuencia, podría estar fallando y produciendo una cierta aleatoriedad en los resultados.</text:p>
          <text:p>En general, las lecturas no mejoraron más de 5%, y cuando empeoraron no lo hicieron más de 0,6%. Sin embargo, hubieron picos, sobre todo en la lectura secuencial, en los que alcanzamos mejoras de 15%. Todo esto puede deberse a la influencia del algoritmo que controla el caching de las páginas de disco.</text:p>
          <text:p>También respecto a la lectura, donde no se registró ninguna mejora, y muy por el contrario se produjeron grandes pérdidas, es en la lectura aleatoria. Suponemos que esto se debe fundamentalmente a la influencia que tiene sobre esta operación la constante recolocación (seek) del puntero de posición del fichero.</text:p>
        </text:list-item>
        <text:list-item>
          <text:p>Nuestras actualizaciones no registraron mejoras en el tiempo de creación de directorios, aunque la pérdida de rendimiento es apenas del orden del 10%.</text:p>
          <text:p>Sí se puede notar que el tiempo de creación de directorios es menor en el filesystem cuyo tamaño de bloque es menor. Esto era un resultado esperado, ya que al tener menor tamaño de bloque, los metadatos a escribir por cada creación de directorio son menos, ya que se reducen también el tamaño de los i-nodos.</text:p>
          <text:p>También sucede que los archivos de directorio en sí, ocupan menos espacio y por lo tanto, se pueden notar mejorías en el borrado. De hecho, en el borrado de directorios, se pueden ver mejoras en las configuraciones optimizadas en relación a la estándar, lo que se puede deber fundamentalmente a las modificaciones en el nivel de <text:span text:style-name="T1">journaling</text:span>.</text:p>
          <text:p text:style-name="P2">Hay más mejoras en cuanto a los directorios en sistemas de archivos con tamaños de bloque menor. También creemos que la variación del parámetro <text:span text:style-name="T1">dir index</text:span><text:span text:style-name="T2">, no utilizado en este trabajo, podría haber tenido algún efecto, negativo o positivo, sobre los resultados en cuanto a directorios se refiere.</text:span></text:p>
        </text:list-item>
        <text:list-item>
          <text:p text:style-name="P2">En cuanto a la fragmentación, en realidad lo que se midió fue el porcentaje de utilización del disco en bloques. Obviamente, y como era de esperarse, este valor es mayor para sistemas de archivo con menor tamaño de bloque.</text:p>
          <text:p text:style-name="P2">Sin embargo, la mejora obtenida no es tan significativa como podría esperarse. Esto posiblemente se deba a que los archivos creados para esta prueba fueron todos del mismo tamaño. Tal vez convendría utilizar archivos de tamaño aleatorio sobre un rango y dividir la prueba en dos, una para archivos pequeños y otra para archivos grandes, de manera a poder comparar mejor los resultados obtenido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Germán Arza</meta:initial-creator>
    <meta:creation-date>2008-05-25T20:22:33</meta:creation-date>
    <dc:creator>Germán Hüttemann Arza</dc:creator>
    <dc:date>2008-05-27T18:09:03</dc:date>
    <meta:editing-cycles>29</meta:editing-cycles>
    <meta:editing-duration>PT3H11M4S</meta:editing-duration>
    <meta:user-defined meta:name="Info 1"/>
    <meta:user-defined meta:name="Info 2"/>
    <meta:user-defined meta:name="Info 3"/>
    <meta:user-defined meta:name="Info 4"/>
    <meta:document-statistic meta:table-count="0" meta:image-count="0" meta:object-count="0" meta:page-count="1" meta:paragraph-count="12" meta:word-count="572" meta:character-count="3452"/>
  </office:meta>
</office:document-meta>
</file>